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Monospace" svg:font-family="Monospace" style:font-family-generic="roma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317293" officeooo:paragraph-rsid="00317293"/>
    </style:style>
    <style:style style:name="P2" style:family="paragraph" style:parent-style-name="Text_20_body">
      <style:text-properties officeooo:paragraph-rsid="00317293"/>
    </style:style>
    <style:style style:name="P3" style:family="paragraph" style:parent-style-name="Text_20_body">
      <style:text-properties officeooo:rsid="00337362" officeooo:paragraph-rsid="00337362"/>
    </style:style>
    <style:style style:name="P4" style:family="paragraph" style:parent-style-name="Text_20_body">
      <style:text-properties officeooo:rsid="0033764f" officeooo:paragraph-rsid="0033764f"/>
    </style:style>
    <style:style style:name="P5" style:family="paragraph" style:parent-style-name="Text_20_body">
      <style:text-properties officeooo:paragraph-rsid="0033764f"/>
    </style:style>
    <style:style style:name="P6" style:family="paragraph" style:parent-style-name="Text_20_body">
      <style:text-properties officeooo:rsid="00364656" officeooo:paragraph-rsid="00364656"/>
    </style:style>
    <style:style style:name="P7" style:family="paragraph" style:parent-style-name="Text_20_body">
      <style:text-properties officeooo:rsid="003863e9" officeooo:paragraph-rsid="003863e9"/>
    </style:style>
    <style:style style:name="P8" style:family="paragraph" style:parent-style-name="Text_20_body">
      <style:text-properties officeooo:paragraph-rsid="003cf66e"/>
    </style:style>
    <style:style style:name="P9" style:family="paragraph" style:parent-style-name="Text_20_body">
      <style:text-properties officeooo:rsid="00432394" officeooo:paragraph-rsid="00432394"/>
    </style:style>
    <style:style style:name="P10" style:family="paragraph" style:parent-style-name="Text_20_body">
      <style:text-properties officeooo:rsid="0047afd5" officeooo:paragraph-rsid="0047afd5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rsid="003b6396" officeooo:paragraph-rsid="003b6396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0461fde" officeooo:paragraph-rsid="00461fde"/>
    </style:style>
    <style:style style:name="P13" style:family="paragraph" style:parent-style-name="Text_20_body" style:list-style-name="L1">
      <style:text-properties officeooo:rsid="003863e9" officeooo:paragraph-rsid="003863e9"/>
    </style:style>
    <style:style style:name="P14" style:family="paragraph" style:parent-style-name="Text_20_body" style:list-style-name="L2">
      <style:text-properties officeooo:rsid="004b6e9e" officeooo:paragraph-rsid="004b6e9e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rsid="00461fde" officeooo:paragraph-rsid="00461fde"/>
    </style:style>
    <style:style style:name="P16" style:family="paragraph" style:parent-style-name="Heading_20_4">
      <style:text-properties officeooo:rsid="00461fde" officeooo:paragraph-rsid="00461fde"/>
    </style:style>
    <style:style style:name="P17" style:family="paragraph" style:parent-style-name="Heading_20_2">
      <style:text-properties officeooo:rsid="000a99e4" officeooo:paragraph-rsid="000a99e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1928b" style:font-style-asian="italic" style:font-style-complex="italic"/>
    </style:style>
    <style:style style:name="T3" style:family="text">
      <style:text-properties fo:font-style="italic" officeooo:rsid="003d34b2" style:font-style-asian="italic" style:font-style-complex="italic"/>
    </style:style>
    <style:style style:name="T4" style:family="text">
      <style:text-properties fo:font-style="italic" officeooo:rsid="003eb862" style:font-style-asian="italic" style:font-style-complex="italic"/>
    </style:style>
    <style:style style:name="T5" style:family="text">
      <style:text-properties fo:font-style="italic" officeooo:rsid="00428ae8" style:font-style-asian="italic" style:font-style-complex="italic"/>
    </style:style>
    <style:style style:name="T6" style:family="text">
      <style:text-properties fo:font-style="italic" officeooo:rsid="0044f034" style:font-style-asian="italic" style:font-style-complex="italic"/>
    </style:style>
    <style:style style:name="T7" style:family="text">
      <style:text-properties fo:font-style="italic" officeooo:rsid="00463f22" style:font-style-asian="italic" style:font-style-complex="italic"/>
    </style:style>
    <style:style style:name="T8" style:family="text">
      <style:text-properties fo:font-style="italic" officeooo:rsid="004d3bc3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666600" style:font-name="Monaco" fo:font-size="10.5pt" fo:letter-spacing="normal" fo:font-style="normal" fo:font-weight="normal" fo:background-color="transparent" loext:char-shading-value="0" loext:padding="0cm" loext:border="none"/>
    </style:style>
    <style:style style:name="T11" style:family="text">
      <style:text-properties fo:font-variant="normal" fo:text-transform="none" fo:color="#000088" style:font-name="Monaco" fo:font-size="10.5pt" fo:letter-spacing="normal" fo:font-style="normal" fo:font-weight="normal" fo:background-color="transparent" loext:char-shading-value="0" loext:padding="0cm" loext:border="none"/>
    </style:style>
    <style:style style:name="T12" style:family="text">
      <style:text-properties fo:font-variant="normal" fo:text-transform="none" fo:color="#000000" style:font-name="Monaco" fo:font-size="10.5pt" fo:letter-spacing="normal" fo:font-style="normal" fo:font-weight="normal" fo:background-color="transparent" loext:char-shading-value="0" loext:padding="0cm" loext:border="none"/>
    </style:style>
    <style:style style:name="T13" style:family="text">
      <style:text-properties fo:font-variant="normal" fo:text-transform="none" fo:color="#660066" style:font-name="Monaco" fo:font-size="10.5pt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fo:color="#3c3c3c" style:font-name="Monospace" fo:font-size="10pt" style:font-size-asian="10pt"/>
    </style:style>
    <style:style style:name="T15" style:family="text">
      <style:text-properties officeooo:rsid="00317293"/>
    </style:style>
    <style:style style:name="T16" style:family="text">
      <style:text-properties officeooo:rsid="0031928b"/>
    </style:style>
    <style:style style:name="T17" style:family="text">
      <style:text-properties officeooo:rsid="0033764f"/>
    </style:style>
    <style:style style:name="T18" style:family="text">
      <style:text-properties officeooo:rsid="003654e1"/>
    </style:style>
    <style:style style:name="T19" style:family="text">
      <style:text-properties officeooo:rsid="0039d8a8"/>
    </style:style>
    <style:style style:name="T20" style:family="text">
      <style:text-properties officeooo:rsid="003d34b2"/>
    </style:style>
    <style:style style:name="T21" style:family="text">
      <style:text-properties officeooo:rsid="004139bf"/>
    </style:style>
    <style:style style:name="T22" style:family="text">
      <style:text-properties officeooo:rsid="00432394"/>
    </style:style>
    <style:style style:name="T23" style:family="text">
      <style:text-properties officeooo:rsid="00461fde"/>
    </style:style>
    <style:style style:name="T24" style:family="text">
      <style:text-properties fo:font-style="normal" officeooo:rsid="00463f22" style:font-style-asian="normal" style:font-style-complex="normal"/>
    </style:style>
    <style:style style:name="T25" style:family="text">
      <style:text-properties officeooo:rsid="004d3b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15">1</text:span> : <text:span text:style-name="T15">Prise en main</text:span></text:h>
      <text:p text:style-name="Standard"/>
      <text:h text:style-name="P17" text:outline-level="2"/>
      <text:h text:style-name="Heading_20_4" text:outline-level="4">Auto configuration et Configuration de Debug</text:h>
      <text:p text:style-name="P1">Créer un nouveau projet SpringBoot avec un simple classe Main et sans ajout de modules</text:p>
      <text:p text:style-name="P1"/>
      <text:p text:style-name="P2"><text:span text:style-name="T15">Dans la classe Main, utiliser la valeur de retour de </text:span><text:bookmark text:name="code-block-3"/><text:span text:style-name="Source_20_Text"><text:span text:style-name="T13">SpringApplication</text:span></text:span><text:span text:style-name="Source_20_Text"><text:span text:style-name="T10">.</text:span></text:span><text:span text:style-name="Source_20_Text"><text:span text:style-name="T12">run</text:span></text:span><text:span text:style-name="Source_20_Text"><text:span text:style-name="T10">(</text:span></text:span><text:span text:style-name="Source_20_Text"><text:span text:style-name="T13">Application</text:span></text:span><text:span text:style-name="Source_20_Text"><text:span text:style-name="T10">.</text:span></text:span><text:span text:style-name="Source_20_Text"><text:span text:style-name="T11">class</text:span></text:span><text:span text:style-name="Source_20_Text"><text:span text:style-name="T10">,</text:span></text:span><text:span text:style-name="Source_20_Text"><text:span text:style-name="T12"> args</text:span></text:span><text:span text:style-name="Source_20_Text"><text:span text:style-name="T10">); </text:span></text:span><text:span text:style-name="T15">pour afficher les beans Spring configurés.</text:span></text:p>
      <text:p text:style-name="P1">Démarrer l'application <text:span text:style-name="T16">en ligne de commande après avoir fait un build <text:s/>(</text:span><text:span text:style-name="T2">mvn package </text:span><text:span text:style-name="T24">ou</text:span><text:span text:style-name="T7"> gradlew bootJar</text:span><text:span text:style-name="T16">)</text:span></text:p>
      <text:p text:style-name="P1"/>
      <text:p text:style-name="P3">Ajouter le module starter-web e<text:span text:style-name="T17">t</text:span> réexécuter le programme</text:p>
      <text:p text:style-name="P3"/>
      <text:p text:style-name="P5"><text:span text:style-name="T17">Ajouter les classes du TP précédent, la dépendance sur </text:span><text:span text:style-name="T14">spring-boot-configuration-processor</text:span></text:p>
      <text:p text:style-name="P4">et l'<text:span text:style-name="T21">a</text:span>ctivation de <text:span text:style-name="T9">devtools</text:span></text:p>
      <text:p text:style-name="P4">Tester le redémarrage automatique lors du changement du code Java </text:p>
      <text:p text:style-name="P1"/>
      <text:h text:style-name="Heading_20_4" text:outline-level="4">Configuration Externe</text:h>
      <text:p text:style-name="P6"><text:span text:style-name="T19">Renommer</text:span> le fichier <text:span text:style-name="T1">application.properties</text:span> <text:span text:style-name="T18">en</text:span> <text:span text:style-name="T1">application.yml</text:span></text:p>
      <text:p text:style-name="P6"/>
      <text:p text:style-name="P7">Définir les propriétés suivantes : </text:p>
      <text:p text:style-name="P7">Valeur aléatoire dans le fichier yml affectée à une variable du contrôleur</text:p>
      <text:p text:style-name="P7">Dans <text:span text:style-name="T1">Hello</text:span><text:span text:style-name="T5">P</text:span><text:span text:style-name="T1">roperties</text:span> (Ajouter des validations):</text:p>
      <text:list xml:id="list478374847" text:style-name="L1">
        <text:list-item>
          <text:p text:style-name="P13"><text:span text:style-name="T1">hello.greeting</text:span> : Non vide</text:p>
        </text:list-item>
        <text:list-item>
          <text:p text:style-name="P13"><text:span text:style-name="T1">hello.</text:span><text:span text:style-name="T6">styleC</text:span><text:span text:style-name="T1">ase</text:span> : Upper, Lower ou Camel</text:p>
        </text:list-item>
        <text:list-item>
          <text:p text:style-name="P13"><text:span text:style-name="T1">hello.position</text:span> : 0 ou 1 </text:p>
        </text:list-item>
      </text:list>
      <text:p text:style-name="P7"/>
      <text:h text:style-name="P16" text:outline-level="4">Profil </text:h>
      <text:p text:style-name="P11">Définir un port différent pour <text:span text:style-name="T23">le profil</text:span> <text:span text:style-name="T1">prod</text:span></text:p>
      <text:p text:style-name="P12">Activer le profil :</text:p>
      <text:list xml:id="list3176191782" text:style-name="L2">
        <text:list-item>
          <text:p text:style-name="P14">Via votre IDE</text:p>
        </text:list-item>
        <text:list-item>
          <text:p text:style-name="P14">Via la ligne de commande <text:span text:style-name="T25">après avoir généré le </text:span><text:span text:style-name="T8">fat jar</text:span></text:p>
        </text:list-item>
      </text:list>
      <text:p text:style-name="P12"/>
      <text:h text:style-name="Heading_20_4" text:outline-level="4"><text:span text:style-name="T22">DEBUG et </text:span>Utilisation des traces</text:h>
      <text:p text:style-name="P9">Activer l’option -debug au démarrage</text:p>
      <text:p text:style-name="P10"><text:soft-page-break/>Modifier la configuration afin de générer un fichier de trace</text:p>
      <text:p text:style-name="P8"><text:span text:style-name="T20">Modifier le niveau de trace du logger </text:span><text:span text:style-name="T3">org.springframework.</text:span><text:span text:style-name="T4">boot</text:span><text:span text:style-name="T20"> à DEBUG sans l’option -debu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Monospace" svg:font-family="Monospace" style:font-family-generic="roma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20-07-15T15:37:31.707811566</dc:date>
    <meta:editing-duration>PT3H23M16S</meta:editing-duration>
    <meta:editing-cycles>62</meta:editing-cycles>
    <meta:generator>LibreOffice/6.0.7.3$Linux_X86_64 LibreOffice_project/00m0$Build-3</meta:generator>
    <meta:document-statistic meta:table-count="0" meta:image-count="0" meta:object-count="0" meta:page-count="2" meta:paragraph-count="26" meta:word-count="202" meta:character-count="1322" meta:non-whitespace-character-count="1146"/>
  </office:meta>
</office:document-meta>
</file>